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font-weight="bold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left="0in" fo:margin-right="0in" fo:text-indent="0in" style:auto-text-indent="false"/>
    </style:style>
    <style:style style:name="P4" style:family="paragraph" style:parent-style-name="Text_20_body" style:list-style-name="L3">
      <style:text-properties fo:font-weight="bold"/>
    </style:style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left="0in" fo:margin-right="0in" fo:text-indent="0in" style:auto-text-indent="false"/>
    </style:style>
    <style:style style:name="P7" style:family="paragraph" style:parent-style-name="Text_20_body" style:list-style-name="L5">
      <style:text-properties fo:font-weight="bold"/>
    </style:style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left="0in" fo:margin-right="0in" fo:text-indent="0in" style:auto-text-indent="false"/>
    </style:style>
    <style:style style:name="P10" style:family="paragraph" style:parent-style-name="Text_20_body" style:list-style-name="L7">
      <style:text-properties fo:font-weight="bold"/>
    </style:style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left="0in" fo:margin-right="0in" fo:text-indent="0in" style:auto-text-indent="false"/>
    </style:style>
    <style:style style:name="P13" style:family="paragraph" style:parent-style-name="Text_20_body" style:list-style-name="L9">
      <style:text-properties fo:font-weight="bold"/>
    </style:style>
    <style:style style:name="P14" style:family="paragraph" style:parent-style-name="Text_20_body" style:list-style-name="L10"/>
    <style:style style:name="P15" style:family="paragraph" style:parent-style-name="Text_20_body" style:list-style-name="L10">
      <style:paragraph-properties fo:margin-left="0in" fo:margin-right="0in" fo:text-indent="0in" style:auto-text-indent="false"/>
    </style:style>
    <style:style style:name="P16" style:family="paragraph" style:parent-style-name="Text_20_body" style:list-style-name="L11">
      <style:text-properties fo:font-weight="bold"/>
    </style:style>
    <style:style style:name="P17" style:family="paragraph" style:parent-style-name="Text_20_body" style:list-style-name="L12">
      <style:paragraph-properties fo:margin-left="0in" fo:margin-right="0in" fo:text-indent="0in" style:auto-text-indent="false"/>
    </style:style>
    <style:style style:name="P18" style:family="paragraph" style:parent-style-name="Text_20_body" style:list-style-name="L13">
      <style:text-properties fo:font-weight="bold"/>
    </style:style>
    <style:style style:name="P19" style:family="paragraph" style:parent-style-name="Text_20_body" style:list-style-name="L14">
      <style:paragraph-properties fo:margin-left="0in" fo:margin-right="0in" fo:text-indent="0in" style:auto-text-indent="false"/>
    </style:style>
    <style:style style:name="P20" style:family="paragraph" style:parent-style-name="Text_20_body" style:list-style-name="L15">
      <style:text-properties fo:font-weight="bold"/>
    </style:style>
    <style:style style:name="P21" style:family="paragraph" style:parent-style-name="Text_20_body" style:list-style-name="L16"/>
    <style:style style:name="P22" style:family="paragraph" style:parent-style-name="Text_20_body" style:list-style-name="L16">
      <style:paragraph-properties fo:margin-left="0in" fo:margin-right="0in" fo:text-indent="0in" style:auto-text-indent="false"/>
    </style:style>
    <style:style style:name="P23" style:family="paragraph" style:parent-style-name="Text_20_body" style:list-style-name="L17">
      <style:text-properties fo:font-weight="bold"/>
    </style:style>
    <style:style style:name="P24" style:family="paragraph" style:parent-style-name="Text_20_body" style:list-style-name="L18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1. Data Loading and Preprocessing</text:p>
        </text:list-item>
      </text:list>
      <text:list text:style-name="L2">
        <text:list-item>
          <text:p text:style-name="P2">IMDB Dataset Loading (<text:span text:style-name="Source_20_Text">keras.datasets.imdb.load_data</text:span>)</text:p>
        </text:list-item>
        <text:list-item>
          <text:p text:style-name="P2">Padding Sequences (<text:span text:style-name="Source_20_Text">pad_sequences</text:span>) to <text:span text:style-name="Source_20_Text">MAX_SEQUENCE_LENGTH</text:span></text:p>
        </text:list-item>
        <text:list-item>
          <text:p text:style-name="P3">Conversion of labels to <text:span text:style-name="Source_20_Text">float32</text:span> (for binary classification) ↓</text:p>
        </text:list-item>
      </text:list>
      <text:list text:style-name="L3">
        <text:list-item>
          <text:p text:style-name="P4">2. Creating TensorFlow Datasets</text:p>
        </text:list-item>
      </text:list>
      <text:list text:style-name="L4">
        <text:list-item>
          <text:p text:style-name="P5"><text:span text:style-name="Source_20_Text">tf.data.Dataset.from_tensor_slices</text:span></text:p>
        </text:list-item>
        <text:list-item>
          <text:p text:style-name="P5">Shuffling (<text:span text:style-name="Source_20_Text">.shuffle(buffer_size=1024)</text:span>)</text:p>
        </text:list-item>
        <text:list-item>
          <text:p text:style-name="P5">Batching (<text:span text:style-name="Source_20_Text">.batch(BATCH_SIZE)</text:span>)</text:p>
        </text:list-item>
        <text:list-item>
          <text:p text:style-name="P6">Prefetching (<text:span text:style-name="Source_20_Text">.prefetch(tf.data.AUTOTUNE)</text:span>) ↓</text:p>
        </text:list-item>
      </text:list>
      <text:list text:style-name="L5">
        <text:list-item>
          <text:p text:style-name="P7">3. Transformer Model Architecture</text:p>
        </text:list-item>
      </text:list>
      <text:list text:style-name="L6">
        <text:list-item>
          <text:p text:style-name="P8"><text:span text:style-name="T1">Input Layer</text:span> (<text:span text:style-name="Source_20_Text">layers.Input(shape=(max_sequence_length,))</text:span>)</text:p>
        </text:list-item>
        <text:list-item>
          <text:p text:style-name="P8"><text:span text:style-name="T1">Positional Embedding Layer</text:span> (<text:span text:style-name="Source_20_Text">PositionalEmbedding</text:span>)</text:p>
          <text:list>
            <text:list-item>
              <text:p text:style-name="P8">Token Embeddings</text:p>
            </text:list-item>
            <text:list-item>
              <text:p text:style-name="P8">Positional Embeddings</text:p>
            </text:list-item>
            <text:list-item>
              <text:p text:style-name="P9">Summation of Embeddings ↓</text:p>
            </text:list-item>
          </text:list>
        </text:list-item>
        <text:list-item>
          <text:p text:style-name="P8"><text:span text:style-name="T1">(Loop for </text:span><text:span text:style-name="Source_20_Text"><text:span text:style-name="T1">NUM_TRANSFORMER_BLOCKS</text:span></text:span><text:span text:style-name="T1"> times)</text:span></text:p>
          <text:list>
            <text:list-item>
              <text:p text:style-name="P8"><text:span text:style-name="T1">Transformer Block</text:span> (<text:span text:style-name="Source_20_Text">TransformerBlock</text:span>)</text:p>
              <text:list>
                <text:list-item>
                  <text:p text:style-name="P8">Layer Normalization (1)</text:p>
                </text:list-item>
                <text:list-item>
                  <text:p text:style-name="P8">Multi-Head Self-Attention (<text:span text:style-name="Source_20_Text">MultiHeadSelfAttention</text:span>)</text:p>
                  <text:list>
                    <text:list-item>
                      <text:p text:style-name="P8">Query, Key, Value Projections</text:p>
                    </text:list-item>
                    <text:list-item>
                      <text:p text:style-name="P8">Scaled Dot-Product Attention</text:p>
                    </text:list-item>
                    <text:list-item>
                      <text:p text:style-name="P8">Softmax for Weights</text:p>
                    </text:list-item>
                    <text:list-item>
                      <text:p text:style-name="P8">Weighted Sum of Values</text:p>
                    </text:list-item>
                    <text:list-item>
                      <text:p text:style-name="P8">Separate and Combine Heads</text:p>
                    </text:list-item>
                  </text:list>
                </text:list-item>
                <text:list-item>
                  <text:p text:style-name="P8">Dropout (1)</text:p>
                </text:list-item>
                <text:list-item>
                  <text:p text:style-name="P8">Residual Connection (1)</text:p>
                </text:list-item>
                <text:list-item>
                  <text:p text:style-name="P8">Layer Normalization (2)</text:p>
                </text:list-item>
                <text:list-item>
                  <text:p text:style-name="P8">Feed-Forward Network (<text:span text:style-name="Source_20_Text">keras.Sequential</text:span> with <text:span text:style-name="Source_20_Text">Dense</text:span> layers)</text:p>
                </text:list-item>
                <text:list-item>
                  <text:p text:style-name="P8">Dropout (2)</text:p>
                </text:list-item>
                <text:list-item>
                  <text:p text:style-name="P9"><text:soft-page-break/>Residual Connection (2) ↓</text:p>
                </text:list-item>
              </text:list>
            </text:list-item>
          </text:list>
        </text:list-item>
        <text:list-item>
          <text:p text:style-name="P9"><text:span text:style-name="T1">Global Average Pooling 1D</text:span> (<text:span text:style-name="Source_20_Text">layers.GlobalAveragePooling1D()</text:span>) ↓</text:p>
        </text:list-item>
        <text:list-item>
          <text:p text:style-name="P9"><text:span text:style-name="T1">Dropout Layer</text:span> (<text:span text:style-name="Source_20_Text">layers.Dropout(DROPOUT_RATE)</text:span>) ↓</text:p>
        </text:list-item>
        <text:list-item>
          <text:p text:style-name="P9"><text:span text:style-name="T1">Dense Layer</text:span> (<text:span text:style-name="Source_20_Text">layers.Dense(20, activation="relu")</text:span>) ↓</text:p>
        </text:list-item>
        <text:list-item>
          <text:p text:style-name="P9"><text:span text:style-name="T1">Dropout Layer</text:span> (<text:span text:style-name="Source_20_Text">layers.Dropout(DROPOUT_RATE)</text:span>) ↓</text:p>
        </text:list-item>
        <text:list-item>
          <text:p text:style-name="P9"><text:span text:style-name="T1">Output Layer</text:span> (<text:span text:style-name="Source_20_Text">layers.Dense(1, activation='sigmoid')</text:span> for binary classification) ↓</text:p>
        </text:list-item>
      </text:list>
      <text:list text:style-name="L7">
        <text:list-item>
          <text:p text:style-name="P10">4. Model Compilation</text:p>
        </text:list-item>
      </text:list>
      <text:list text:style-name="L8">
        <text:list-item>
          <text:p text:style-name="P11">Optimizer (<text:span text:style-name="Source_20_Text">optimizers.Adam</text:span> with <text:span text:style-name="Source_20_Text">LEARNING_RATE</text:span>)</text:p>
        </text:list-item>
        <text:list-item>
          <text:p text:style-name="P11">Loss Function (<text:span text:style-name="Source_20_Text">binary_crossentropy</text:span>)</text:p>
        </text:list-item>
        <text:list-item>
          <text:p text:style-name="P12">Metrics (<text:span text:style-name="Source_20_Text">accuracy</text:span>) ↓</text:p>
        </text:list-item>
      </text:list>
      <text:list text:style-name="L9">
        <text:list-item>
          <text:p text:style-name="P13">5. Callbacks Setup</text:p>
        </text:list-item>
      </text:list>
      <text:list text:style-name="L10">
        <text:list-item>
          <text:p text:style-name="P14"><text:span text:style-name="T1">Early Stopping</text:span> (<text:span text:style-name="Source_20_Text">monitor='val_loss'</text:span>, <text:span text:style-name="Source_20_Text">patience=5</text:span>, <text:span text:style-name="Source_20_Text">restore_best_weights=True</text:span>)</text:p>
        </text:list-item>
        <text:list-item>
          <text:p text:style-name="P15"><text:span text:style-name="T1">ReduceLROnPlateau</text:span> (<text:span text:style-name="Source_20_Text">monitor='val_loss'</text:span>, <text:span text:style-name="Source_20_Text">factor=0.5</text:span>, <text:span text:style-name="Source_20_Text">patience=3</text:span>, <text:span text:style-name="Source_20_Text">min_lr=0.00001</text:span>) ↓</text:p>
        </text:list-item>
      </text:list>
      <text:list text:style-name="L11">
        <text:list-item>
          <text:p text:style-name="P16">6. Model Training</text:p>
        </text:list-item>
      </text:list>
      <text:list text:style-name="L12">
        <text:list-item>
          <text:p text:style-name="P17"><text:span text:style-name="Source_20_Text">model.fit(train_dataset, epochs=EPOCHS, validation_data=test_dataset, callbacks=callbacks)</text:span> ↓</text:p>
        </text:list-item>
      </text:list>
      <text:list text:style-name="L13">
        <text:list-item>
          <text:p text:style-name="P18">7. Model Evaluation</text:p>
        </text:list-item>
      </text:list>
      <text:list text:style-name="L14">
        <text:list-item>
          <text:p text:style-name="P19"><text:span text:style-name="Source_20_Text">model.evaluate(test_dataset)</text:span> to get Test Loss and Test Accuracy ↓</text:p>
        </text:list-item>
      </text:list>
      <text:list text:style-name="L15">
        <text:list-item>
          <text:p text:style-name="P20">8. Plotting Training History</text:p>
        </text:list-item>
      </text:list>
      <text:list text:style-name="L16">
        <text:list-item>
          <text:p text:style-name="P21">Plotting Accuracy (Train vs. Validation)</text:p>
        </text:list-item>
        <text:list-item>
          <text:p text:style-name="P22">Plotting Loss (Train vs. Validation) ↓</text:p>
        </text:list-item>
      </text:list>
      <text:list text:style-name="L17">
        <text:list-item>
          <text:p text:style-name="P23">9. Model Saving</text:p>
        </text:list-item>
      </text:list>
      <text:list text:style-name="L18">
        <text:list-item>
          <text:p text:style-name="P24"><text:span text:style-name="Source_20_Text">model.save("optimized_transformer_model.h5", save_format='h5'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arkeshwar Barua</meta:initial-creator>
    <meta:creation-date>2025-07-23T12:47:08.464806000</meta:creation-date>
    <dc:date>2025-07-23T12:47:56.789219700</dc:date>
    <dc:creator>Tarkeshwar Barua</dc:creator>
    <meta:editing-duration>PT48S</meta:editing-duration>
    <meta:editing-cycles>1</meta:editing-cycles>
    <meta:document-statistic meta:table-count="0" meta:image-count="0" meta:object-count="0" meta:page-count="2" meta:paragraph-count="51" meta:word-count="250" meta:character-count="2002" meta:non-whitespace-character-count="1854"/>
    <meta:generator>LibreOffice/25.2.4.3$Windows_X86_64 LibreOffice_project/33e196637044ead23f5c3226cde09b47731f7e27</meta:generator>
  </office:meta>
</office:document-meta>
</file>